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зднее многие отсеялись, но костяк Детского Сектора — Чепа, Куба и я — остались.</text:p>
      <text:p text:style-name="P2">Раиса Григорьевна делала с нами постановки инсценировок про героических пацанов и взрослых из времён революции или гражданской войны и тогда мы гримировались, приклеивали настоящие театральные усы, одевали гимнастёрки и пускали дым из газетных самокруток с настоящей махоркой, которые она научила нас делать, но не затягивались, чтоб не раскашляться.</text:p>
      <text:p text:style-name="P2">Потом мы с этими инсценировками ходили по цехам Завода, не по всем, а где есть Красный уголок со сценой, и в обеденный перерыв показывали для рабочих, пока они ели свой обед из газетных свёртков.</text:p>
      <text:p text:style-name="P2">Им очень нравился момент с самокрутками.</text:p>
      <text:p text:style-name="P2">Дважды в год в Клубе давали большой концерт самодеятельности.</text:p>
      <text:p text:style-name="P2">Директор, Павел Митрофанович, читал проникновенные стихи посвящённые Партии.</text:p>
      <text:p text:style-name="P2">Ученики Анатолия Кузько по классу баяна отыгрывали свои достижения.</text:p>
      <text:p text:style-name="P2">Гвоздём программы, конечно же, были танцевальные номера Балетной студии, потому что Нина Александровна пользовалась заслуженной славой и к ней ездили ученики со всего города, а к тому же в Клубе очень богатая костюмерная — для молдаванского танца «жок», например, танцоры выходили в жилетках сверкающих блёстками, для украинского гопака в широких шароварах и мягких балетных сапогах красного цвета.</text:p>
      <text:p text:style-name="P2">Всем им и малолетним девочкам в балетных пачках, подыгрывала на баяне виртуозная Аида, стоя за кулисами сцены.</text:p>
      <text:p text:style-name="P2">Рядом с нею стояли и мы в гимнастёрках и гриме, поражаясь как здорова она играет без всяких нот.</text:p>
      <text:p text:style-name="P2">Беспалый красавец Мурашковский пел дуэтом с лысым токарем из Механического цеха «Два кольори мої, два кольори» и читал гуморески.</text:p>
      <text:p text:style-name="P2">На правой кисти Мурашковского оставалось только два пальца — большой и мизинец, и он, для маскировки, зажимал в них носовой платок, словно клешней.</text:p>
      <text:p text:style-name="P2">Две пожилые женщины пели романсы, но не дуэтом, а по очереди и им аккомпанировал на баяне сам Анатолий Кузько, у которого один глаз не то, чтобы косил, а вообще смотрел в потолок.</text:p>
      <text:p text:style-name="P2">В завершение концерта за кулисы через зал приходил белобрысый руководитель эстрадного ансамбля Аксёнов со своими музыкантами.</text:p>
      <text:p text:style-name="P2">Их барабаны и контрабас уже ждали тут, в маленькой гримёрной позади сцены, но свой саксофон Аксёнов приносил с собою.</text:p>
      <text:p text:style-name="P2">Блондинка Жанна Парасюк, тоже, кстати, выпускница нашей школы, исполняла пару шлягеров в сопровождении ансамбля и концерт заканчивался под аплодисменты и крики <text:soft-page-break/>«бис!»</text:p>
      <text:p text:style-name="P2">На этих концертах зал наполнялся до краёв, как на сеансах индийских двухсерийных фильмов.</text:p>
      <text:p text:style-name="P2">Сцена освещалась софитами вдоль её края и сверху, да ещё и лучами прожекторов с двух балконов.</text:p>
      <text:p text:style-name="P2">Вдоль тёмного прохода в зале сновали участники балетной студии — переодеться между номерами у костюмерши тёти Тани.</text:p>
      <text:p text:style-name="P2">Для наших инсценировок Раиса Григорьевна научила нас правильно держаться на сцене и как надо выходить из-за кулис, и что смотреть надо в зал, но не кому-то в глаза, а так, в общем, примерно, на пятый-шестой ряд.</text:p>
      <text:p text:style-name="P2">Хотя, в резком свете прожектора направленного тебе в лицо, в темноте зала никого и не различишь дальше пятого ряда, да и передние видятся довольно смутно.</text:p>
      <text:p text:style-name="P2">Так Клуб стал частью моей жизни и если я долго не приходил из школы домой, там не беспокоились — я пропадаю в Клубе.</text:p>
      <text:p text:style-name="P2">Зимними вечерами нашим развлечением стало катанье на «колбасе» трамвая.</text:p>
      <text:p text:style-name="P2">Это такая трубчатая решётка на пружинах под кабинкой водителя.</text:p>
      <text:p text:style-name="P2">Мы поджидали трамвай на остановке, заходили ему в хвост, а когда вагон трогался с места, вспрыгивали на «колбасу», цепляясь руками за выступ под стеклом водительской кабины. Выступ совсем гладкий, вроде небольшого подоконника, поэтому приходится часто перехватываться и напрягать пальцы.</text:p>
      <text:p text:style-name="P2">Трамвай громыхает и гонит, «колбаса» пружинно покачивает на стыках рельс — класс!</text:p>
      <text:p text:style-name="P2">Самый разгонистый участок пути между Базаром и нашей школой.</text:p>
      <text:p text:style-name="P2">Именно там однажды мои закоченелые пальцы начали соскальзывать с выступа, но Чепа крикнул «держись!» и придавил мою ладонь своею, но тут Куба сказал «капец!», потому что его пальцы тоже соскользнули и он спрыгнул на всём ходу, хорошо хоть в ствол тополя не врезался.</text:p>
      <text:p text:style-name="P2">Но он нас догнал из темноты, пока трамвай дожидался встречного на развилке, и мы и дальше покатили вместе.</text:p>
      <text:p text:style-name="P2">Так развлекались не только мы, а целые группы ребят нашего возраста.</text:p>
      <text:p text:style-name="P2">Иногда нас столько понацепливалось, что пружинистая «колбаса» начинала чиркать по рельсам.</text:p>
      <text:p text:style-name="P2">На развилковых остановках кондукторши выходили нас прогонять, мы отбегали, но прежде, чем трамвай успевал набрать ход навешивались заново.</text:p>
      <text:p text:style-name="P2">Один раз вместо школьных уроков нас повели в завод на экскурсию.</text:p>
      <text:p text:style-name="P2">Сперва в пожарную команду, недалеко от проходной, потом в цех по заправке кислородных <text:soft-page-break/>баллонов, от них в кузнечный, где ничего не слышно за гулом вентиляторов и воем пламени в кирпичных печах.</text:p>
      <text:p text:style-name="P2">Рабочие большущими клещами доставали из печей добела раскалённые болванки и переправляли их на наковальни гидравлических молотов.</text:p>
      <text:p text:style-name="P2">Экскурсия постояла, наблюдая, как один рабочий клещами покороче переворачивает болванку по наковальне так и эдак, а сверху, проскальзывая между двух промасленных станин, по ней гахкает махина молота, чтоб выковалась нужная форма.</text:p>
      <text:p text:style-name="P2">С болванки отслаивается чешуя окалины, а цвет её темнеет до алого, потом до тёмно-вишнёвого.</text:p>
      <text:p text:style-name="P2">Но удивительней всего, что молот очень чуткий, умеет бить совсем слегка и даже останавливаться на полпути резкого разгона, а управляет им рабочая в платке, что сидит сбоку от станины и орудует парой рычагов.</text:p>
      <text:p text:style-name="P2">На выходе из цеха, возле другого, примолкшего молота я увидел на асфальтном полу россыпь круглых таблеток из металла приятного сиреневого цвета, диаметром с юбилейный рубль, но куда толще.</text:p>
      <text:p text:style-name="P2">Увесистый вышел бы биток переворачивать копейки в игре на деньги. К тому же, наверняка ненужные отходы, раз на полу валяются.</text:p>
      <text:p text:style-name="P2">Я подобрал одну и тут же бросил — так сильно обожгла пальцы.</text:p>
      <text:p text:style-name="P2">Какой-то рабочий, проходя мимо, засмеялся и сказал:</text:p>
      <text:p text:style-name="P2">- Что — тяжёлая?</text:p>
      <text:p text:style-name="P2">А в механическом цеху меня поразил строгальный станок — низенький такой, неширокий, не спеша снимает стружку с зажатой пластины металла, а на боку барельефная отливка — надпись с названием завода изготовителя этого станка. И эта надпись с твёрдыми знаками в конце слов, как писали до революции. Работает!</text:p>
      <text:p text:style-name="P2">Ну, а дальше уже большой советский станок, тоже строгальный, резец бегает длинными прогонами, а рабочий сидит рядом на стуле и просто смотрит — вот работка, а?</text:p>
      <text:p text:style-name="P2">Когда я дома поделился впечатлениями от экскурсии, то мама сказала, почему бы мне теперь не ходить в баню какого-нибудь цеха, вместо городской, куда надо ехать аж до площади Дивизий; тем более, что мама Вадика Кубарева работает на заводской градирне.</text:p>
      <text:p text:style-name="P2">Я обсудил это предложение с Чепой и он ответил, что давно уже ходит мыться на завод, там есть бани и получше, чем на градирне, правда заводская только до восьми, но те, которые в цехах работают круглосуточно.</text:p>
      <text:p text:style-name="P2">Конечно, через проходные на завод могут и не пустить, но с заднего конца, где втягивают вагоны на ремонт и вытаскивают готовые, путь открыт.</text:p>
      <text:p text:style-name="P2">Но так далеко мы не ходили, ведь высокая стена вдоль Профессийной оборудована удобными <text:soft-page-break/>перелазами, чтобы рабочие могли выносить с работы шабашку.</text:p>
      <text:p text:style-name="P3">(...и вот опять приходится прерывать связь времён и перескакивать из Конотопа к Варанде; иначе как понять столичной жительнице из третьего тысячелетия обиходную речь середины прошлого века?</text:p>
      <text:p text:style-name="P3">Тут без словаря Даля невпротык. Но и у него глубже «шабаша» ничего нет. Хотя там верно изложено, что слово «шабаш» служит сигналом окончания работы.</text:p>
      <text:p text:style-name="P3">Языку потребовалось ещё сто лет, чтобы дожить до эпохи развитого социализма и произвести слово «шабашка».</text:p>
      <text:p text:style-name="P3">Шабашка — это какое-нибудь нужное для дома изделие, изготовленное на работе, или просто вязанка досок наломанных там же по размеру домашней печки, шабашка — она, как бы, точка завершающая трудовой день.</text:p>
      <text:p text:style-name="P3">Заценила мои этимологические старания?</text:p>
      <text:p text:style-name="P3">Ну, и раз уж я тут, заползу-ка, пожалуй, в эту свою одноместную китайскую пагоду.</text:p>
      <text:p text:style-name="P3">Что мне в ней нравится, так это её складные бамбучинки.</text:p>
      <text:p text:style-name="P3">Хитрó вымудрили поднебесники — дюжина полметровых трубочек складываются в два упругих шеста по три метра, для натяжки на них палатки.</text:p>
      <text:p text:style-name="P3">И эта входная сеточка на зиперах отлично работает — ни один комар не влетит, снаружи вон гудят кровососы — а, фига вам!</text:p>
      <text:p text:style-name="P3">Сейчас скину портки, влезу в германский спальник, угреюсь и — кум королю!</text:p>
      <text:p text:style-name="P3">Хорошо, когда на тебя работают древнейшая цивилизация Востока и самая технократическая нация Запада.</text:p>
      <text:p text:style-name="P3">Хотя, если вдуматься, они только производители, а идеи — глобальное достояние, накапливаются сообща.</text:p>
      <text:p text:style-name="P3">Вот всё тот же зипер: кто изобрёл? Не знаю, но вряд ли династия Цинь...)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41:13.648917751</meta:creation-date>
    <dc:date>2017-03-01T16:41:38.460072875</dc:date>
    <dc:creator>sehrguey </dc:creator>
    <meta:editing-duration>PT24S</meta:editing-duration>
    <meta:editing-cycles>1</meta:editing-cycles>
    <meta:document-statistic meta:table-count="0" meta:image-count="0" meta:object-count="0" meta:page-count="4" meta:paragraph-count="63" meta:word-count="1258" meta:character-count="8320" meta:non-whitespace-character-count="7104"/>
    <meta:generator>LibreOffice/4.3.3.2$Linux_x86 LibreOffice_project/430m0$Build-2</meta:generator>
  </office:meta>
</office:document-meta>
</file>